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indent="0.5in"/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paragraph-properties fo:text-indent="0.5in"/>
    </style:style>
    <style:style style:name="P5" style:parent-style-name="Normal" style:family="paragraph">
      <style:paragraph-properties fo:text-indent="0.5in"/>
    </style:style>
    <style:style style:name="P6" style:parent-style-name="Normal" style:family="paragraph">
      <style:paragraph-properties fo:text-indent="0.5in"/>
    </style:style>
  </office:automatic-styles>
  <office:body>
    <office:text text:use-soft-page-breaks="true">
      <text:p text:style-name="P1">Plot</text:p>
      <text:p text:style-name="Normal"/>
      <text:p text:style-name="Normal">Story Board</text:p>
      <text:p text:style-name="Normal"/>
      <text:p text:style-name="Normal">Concept Art</text:p>
      <text:p text:style-name="Normal"><text:tab/>Ships</text:p>
      <text:p text:style-name="P2">Characters</text:p>
      <text:p text:style-name="P3">Locations</text:p>
      <text:p text:style-name="P4">Buildings</text:p>
      <text:p text:style-name="P5">Tools</text:p>
      <text:p text:style-name="P6">Maps</text:p>
      <text:p text:style-name="Normal"/>
      <text:p text:style-name="Normal">Asset List</text:p>
      <text:p text:style-name="Normal"><text:tab/>Characters</text:p>
      <text:p text:style-name="Normal"><text:tab/>Weapons</text:p>
      <text:p text:style-name="Normal"><text:tab/>Buildings</text:p>
      <text:p text:style-name="Normal"><text:tab/>Ships</text:p>
      <text:p text:style-name="Normal"><text:tab/>Tools</text:p>
      <text:p text:style-name="Normal"><text:tab/>Clutter</text:p>
      <text:p text:style-name="Normal"><text:tab/>Furniture</text:p>
      <text:p text:style-name="Normal"><text:tab/>Books</text:p>
      <text:p text:style-name="Normal"><text:tab/></text:p>
      <text:p text:style-name="Normal">Cover Design</text:p>
      <text:p text:style-name="Normal"/>
      <text:p text:style-name="Normal">Character List</text:p>
      <text:p text:style-name="Normal"><text:tab/>Males:</text:p>
      <text:p text:style-name="Normal"><text:tab/>Females:</text:p>
      <text:p text:style-name="Normal"/>
      <text:p text:style-name="Normal">Story Lines</text:p>
      <text:p text:style-name="Normal"><text:tab/>Main Character</text:p>
      <text:p text:style-name="Normal"><text:tab/>Book Parralel</text:p>
      <text:p text:style-name="Normal"/>
      <text:p text:style-name="Normal">Quest Ideas</text:p>
      <text:p text:style-name="Normal"/>
      <text:p text:style-name="Normal">Tutorial Desig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 Forrest</meta:initial-creator>
    <dc:creator>Rob Forrest</dc:creator>
    <meta:creation-date>2015-12-18T15:38:00Z</meta:creation-date>
    <dc:date>2015-12-18T19:26:00Z</dc:date>
    <meta:template xlink:href="Normal" xlink:type="simple"/>
    <meta:editing-cycles>5</meta:editing-cycles>
    <meta:editing-duration>PT13680S</meta:editing-duration>
    <meta:document-statistic meta:page-count="2" meta:paragraph-count="1" meta:word-count="43" meta:character-count="288" meta:row-count="2" meta:non-whitespace-character-count="246"/>
  </office:meta>
</office:document-meta>
</file>